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351cm" table:align="margins" style:writing-mode="lr-tb"/>
    </style:style>
    <style:style style:name="Tabla1.A" style:family="table-column">
      <style:table-column-properties style:column-width="16.351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fo:font-weight="normal" officeooo:paragraph-rsid="002c25ac" style:font-weight-asian="normal" style:font-weight-complex="normal"/>
    </style:style>
    <style:style style:name="P4" style:family="paragraph" style:parent-style-name="Standard">
      <style:text-properties style:font-name="Arial1" fo:font-size="11pt" fo:language="ca" fo:country="ES" fo:font-weight="normal" officeooo:rsid="000c7981" officeooo:paragraph-rsid="002c25ac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0c7601" officeooo:paragraph-rsid="002c25ac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0c7981" officeooo:paragraph-rsid="002c25ac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10e15e" officeooo:paragraph-rsid="002c25ac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113359" officeooo:paragraph-rsid="002c25ac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220572" officeooo:paragraph-rsid="002c25ac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928de" officeooo:paragraph-rsid="002c25ac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bold" officeooo:rsid="000c7601" officeooo:paragraph-rsid="002c25ac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Arial1" fo:font-size="11pt" fo:language="ca" fo:country="ES" fo:font-weight="bold" officeooo:rsid="000c7981" officeooo:paragraph-rsid="002c25ac" style:font-size-asian="11pt" style:font-weight-asian="bold" style:font-size-complex="11pt" style:font-weight-complex="bold"/>
    </style:style>
    <style:style style:name="P16" style:family="paragraph" style:parent-style-name="Text_20_body">
      <style:text-properties fo:color="#0053a8" style:font-name="Arial1" fo:font-size="11pt" fo:language="ca" fo:country="ES" fo:font-weight="normal" officeooo:rsid="0010e15e" officeooo:paragraph-rsid="002c25ac" style:font-size-asian="11pt" style:font-weight-asian="normal" style:font-size-complex="11pt" style:font-weight-complex="normal"/>
    </style:style>
    <style:style style:name="P17" style:family="paragraph" style:parent-style-name="Text_20_body">
      <style:text-properties fo:color="#0053a8" style:font-name="Arial1" fo:font-size="11pt" fo:language="ca" fo:country="ES" fo:font-weight="normal" officeooo:rsid="00113359" officeooo:paragraph-rsid="002c25ac" style:font-size-asian="11pt" style:font-weight-asian="normal" style:font-size-complex="11pt" style:font-weight-complex="normal"/>
    </style:style>
    <style:style style:name="P18" style:family="paragraph" style:parent-style-name="Text_20_body">
      <style:text-properties fo:color="#0053a8" style:font-name="Arial1" fo:font-size="11pt" fo:language="ca" fo:country="ES" fo:font-weight="normal" officeooo:rsid="0011f7cd" officeooo:paragraph-rsid="002c25ac" style:font-size-asian="11pt" style:font-weight-asian="normal" style:font-size-complex="11pt" style:font-weight-complex="normal"/>
    </style:style>
    <style:style style:name="P19" style:family="paragraph" style:parent-style-name="Text_20_body">
      <style:text-properties fo:color="#0053a8" style:font-name="Arial1" fo:font-size="11pt" fo:language="ca" fo:country="ES" fo:font-weight="normal" officeooo:rsid="00137c8b" officeooo:paragraph-rsid="002c25ac" style:font-size-asian="11pt" style:font-weight-asian="normal" style:font-size-complex="11pt" style:font-weight-complex="normal"/>
    </style:style>
    <style:style style:name="P20" style:family="paragraph" style:parent-style-name="Text_20_body">
      <style:text-properties fo:color="#0053a8" style:font-name="Arial1" fo:font-size="11pt" fo:language="ca" fo:country="ES" fo:font-weight="normal" officeooo:rsid="00142cda" officeooo:paragraph-rsid="002c25ac" style:font-size-asian="11pt" style:font-weight-asian="normal" style:font-size-complex="11pt" style:font-weight-complex="normal"/>
    </style:style>
    <style:style style:name="P21" style:family="paragraph" style:parent-style-name="Text_20_body">
      <style:text-properties fo:color="#0053a8" style:font-name="Arial1" fo:font-size="11pt" fo:language="ca" fo:country="ES" fo:font-weight="normal" officeooo:rsid="00166d25" officeooo:paragraph-rsid="002c25ac" style:font-size-asian="11pt" style:font-weight-asian="normal" style:font-size-complex="11pt" style:font-weight-complex="normal"/>
    </style:style>
    <style:style style:name="P22" style:family="paragraph" style:parent-style-name="Text_20_body">
      <style:text-properties fo:color="#0053a8" style:font-name="Arial1" fo:font-size="11pt" fo:language="ca" fo:country="ES" fo:font-weight="normal" officeooo:rsid="0017d8ae" officeooo:paragraph-rsid="002c25ac" style:font-size-asian="11pt" style:font-weight-asian="normal" style:font-size-complex="11pt" style:font-weight-complex="normal"/>
    </style:style>
    <style:style style:name="P23" style:family="paragraph" style:parent-style-name="Text_20_body">
      <style:text-properties fo:color="#0053a8" style:font-name="Arial1" fo:font-size="11pt" fo:language="ca" fo:country="ES" fo:font-weight="normal" officeooo:rsid="001967ff" officeooo:paragraph-rsid="002c25ac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color="#0053a8" style:font-name="Arial1" fo:font-size="11pt" fo:language="ca" fo:country="ES" fo:font-weight="normal" officeooo:rsid="001ad56b" officeooo:paragraph-rsid="002c25ac" style:font-size-asian="11pt" style:font-weight-asian="normal" style:font-size-complex="11pt" style:font-weight-complex="normal"/>
    </style:style>
    <style:style style:name="P25" style:family="paragraph" style:parent-style-name="Text_20_body">
      <style:text-properties fo:color="#0053a8" style:font-name="Arial1" fo:font-size="11pt" fo:language="ca" fo:country="ES" fo:font-weight="normal" officeooo:rsid="00106f0d" officeooo:paragraph-rsid="002c25ac" style:font-size-asian="11pt" style:font-weight-asian="normal" style:font-size-complex="11pt" style:font-weight-complex="normal"/>
    </style:style>
    <style:style style:name="P26" style:family="paragraph" style:parent-style-name="Text_20_body">
      <style:text-properties fo:color="#0053a8" style:font-name="Arial1" fo:font-size="11pt" fo:language="ca" fo:country="ES" fo:font-weight="normal" officeooo:rsid="0013b497" officeooo:paragraph-rsid="002c25ac" style:font-size-asian="11pt" style:font-weight-asian="normal" style:font-size-complex="11pt" style:font-weight-complex="normal"/>
    </style:style>
    <style:style style:name="P27" style:family="paragraph" style:parent-style-name="Text_20_body">
      <style:text-properties fo:color="#0053a8" style:font-name="Arial1" fo:font-size="11pt" fo:language="ca" fo:country="ES" fo:font-weight="normal" officeooo:rsid="00115866" officeooo:paragraph-rsid="002c25ac" style:font-size-asian="11pt" style:font-weight-asian="normal" style:font-size-complex="11pt" style:font-weight-complex="normal"/>
    </style:style>
    <style:style style:name="P28" style:family="paragraph" style:parent-style-name="Text_20_body">
      <style:text-properties fo:color="#0053a8" style:font-name="Arial1" fo:font-size="11pt" fo:language="ca" fo:country="ES" fo:font-weight="normal" officeooo:rsid="00120e17" officeooo:paragraph-rsid="002c25ac" style:font-size-asian="11pt" style:font-weight-asian="normal" style:font-size-complex="11pt" style:font-weight-complex="normal"/>
    </style:style>
    <style:style style:name="P29" style:family="paragraph" style:parent-style-name="Text_20_body">
      <style:text-properties fo:color="#0053a8" style:font-name="Arial1" fo:font-size="11pt" fo:language="ca" fo:country="ES" fo:font-weight="normal" officeooo:rsid="0012c627" officeooo:paragraph-rsid="002c25ac" style:font-size-asian="11pt" style:font-weight-asian="normal" style:font-size-complex="11pt" style:font-weight-complex="normal"/>
    </style:style>
    <style:style style:name="P30" style:family="paragraph" style:parent-style-name="Text_20_body">
      <style:text-properties fo:color="#0053a8" style:font-name="Arial1" fo:font-size="11pt" fo:language="ca" fo:country="ES" fo:font-weight="normal" officeooo:rsid="001ed77b" officeooo:paragraph-rsid="002c25ac" style:font-size-asian="11pt" style:font-weight-asian="normal" style:font-size-complex="11pt" style:font-weight-complex="normal"/>
    </style:style>
    <style:style style:name="P31" style:family="paragraph" style:parent-style-name="Text_20_body">
      <style:text-properties fo:color="#0053a8" style:font-name="Arial1" fo:font-size="11pt" fo:language="ca" fo:country="ES" fo:font-weight="normal" officeooo:rsid="00208584" officeooo:paragraph-rsid="002c25ac" style:font-size-asian="11pt" style:font-weight-asian="normal" style:font-size-complex="11pt" style:font-weight-complex="normal"/>
    </style:style>
    <style:style style:name="P32" style:family="paragraph" style:parent-style-name="Text_20_body">
      <style:text-properties fo:color="#0053a8" style:font-name="Arial1" fo:font-size="11pt" fo:language="ca" fo:country="ES" fo:font-weight="normal" officeooo:rsid="00219c06" officeooo:paragraph-rsid="002c25ac" style:font-size-asian="11pt" style:font-weight-asian="normal" style:font-size-complex="11pt" style:font-weight-complex="normal"/>
    </style:style>
    <style:style style:name="P33" style:family="paragraph" style:parent-style-name="Text_20_body">
      <style:text-properties fo:color="#0053a8" style:font-name="Arial1" fo:font-size="11pt" fo:language="ca" fo:country="ES" fo:font-weight="normal" officeooo:rsid="00220572" officeooo:paragraph-rsid="002c25ac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color="#0053a8" style:font-name="Arial1" fo:font-size="11pt" fo:language="ca" fo:country="ES" fo:font-weight="normal" officeooo:rsid="0022854c" officeooo:paragraph-rsid="002c25ac" style:font-size-asian="11pt" style:font-weight-asian="normal" style:font-size-complex="11pt" style:font-weight-complex="normal"/>
    </style:style>
    <style:style style:name="P35" style:family="paragraph" style:parent-style-name="Text_20_body">
      <style:text-properties fo:color="#0053a8" style:font-name="Arial1" fo:font-size="11pt" fo:language="ca" fo:country="ES" fo:font-weight="normal" officeooo:rsid="00239fcb" officeooo:paragraph-rsid="002c25ac" style:font-size-asian="11pt" style:font-weight-asian="normal" style:font-size-complex="11pt" style:font-weight-complex="normal"/>
    </style:style>
    <style:style style:name="P36" style:family="paragraph" style:parent-style-name="Text_20_body">
      <style:text-properties fo:color="#0053a8" style:font-name="Arial1" fo:font-size="11pt" fo:language="ca" fo:country="ES" fo:font-weight="normal" officeooo:rsid="00249a56" officeooo:paragraph-rsid="002c25ac" style:font-size-asian="11pt" style:font-weight-asian="normal" style:font-size-complex="11pt" style:font-weight-complex="normal"/>
    </style:style>
    <style:style style:name="P37" style:family="paragraph" style:parent-style-name="Text_20_body">
      <style:text-properties fo:color="#0053a8" style:font-name="Arial1" fo:font-size="11pt" fo:language="ca" fo:country="ES" fo:font-weight="normal" officeooo:rsid="00265e91" officeooo:paragraph-rsid="002c25ac" style:font-size-asian="11pt" style:font-weight-asian="normal" style:font-size-complex="11pt" style:font-weight-complex="normal"/>
    </style:style>
    <style:style style:name="P38" style:family="paragraph" style:parent-style-name="Text_20_body">
      <style:text-properties fo:color="#0053a8" style:font-name="Arial1" fo:font-size="11pt" fo:language="ca" fo:country="ES" fo:font-weight="normal" officeooo:rsid="0028899c" officeooo:paragraph-rsid="002c25ac" style:font-size-asian="11pt" style:font-weight-asian="normal" style:font-size-complex="11pt" style:font-weight-complex="normal"/>
    </style:style>
    <style:style style:name="P39" style:family="paragraph" style:parent-style-name="Text_20_body">
      <style:text-properties fo:color="#0053a8" style:font-name="Arial1" fo:font-size="11pt" fo:language="ca" fo:country="ES" fo:font-weight="normal" officeooo:rsid="002928de" officeooo:paragraph-rsid="002c25ac" style:font-size-asian="11pt" style:font-weight-asian="normal" style:font-size-complex="11pt" style:font-weight-complex="normal"/>
    </style:style>
    <style:style style:name="P40" style:family="paragraph" style:parent-style-name="Text_20_body">
      <style:text-properties fo:color="#0053a8" style:font-name="Arial1" fo:font-size="11pt" fo:language="ca" fo:country="ES" fo:font-weight="normal" officeooo:rsid="002a2cab" officeooo:paragraph-rsid="002c25ac" style:font-size-asian="11pt" style:font-weight-asian="normal" style:font-size-complex="11pt" style:font-weight-complex="normal"/>
    </style:style>
    <style:style style:name="P41" style:family="paragraph" style:parent-style-name="Text_20_body">
      <style:text-properties fo:color="#0053a8" style:font-name="Arial1" fo:font-size="11pt" fo:language="ca" fo:country="ES" fo:font-weight="normal" officeooo:rsid="0029f603" officeooo:paragraph-rsid="002c25ac" style:font-size-asian="11pt" style:font-weight-asian="normal" style:font-size-complex="11pt" style:font-weight-complex="normal"/>
    </style:style>
    <style:style style:name="P42" style:family="paragraph" style:parent-style-name="Text_20_body">
      <style:text-properties fo:color="#0053a8" style:font-name="Arial1" fo:font-size="11pt" fo:language="ca" fo:country="ES" fo:font-weight="bold" officeooo:rsid="00166d25" officeooo:paragraph-rsid="002c25ac" style:font-size-asian="11pt" style:font-weight-asian="bold" style:font-size-complex="11pt" style:font-weight-complex="bold"/>
    </style:style>
    <style:style style:name="P43" style:family="paragraph" style:parent-style-name="Text_20_body">
      <style:text-properties fo:color="#0053a8" style:font-name="Arial1" fo:font-size="11pt" fo:language="ca" fo:country="ES" fo:font-weight="bold" officeooo:rsid="0017d8ae" officeooo:paragraph-rsid="002c25ac" style:font-size-asian="11pt" style:font-weight-asian="bold" style:font-size-complex="11pt" style:font-weight-complex="bold"/>
    </style:style>
    <style:style style:name="P44" style:family="paragraph" style:parent-style-name="Text_20_body">
      <style:text-properties fo:color="#0053a8" style:font-name="Arial1" fo:font-size="11pt" fo:language="ca" fo:country="ES" fo:font-weight="bold" officeooo:rsid="001967ff" officeooo:paragraph-rsid="002c25ac" style:font-size-asian="11pt" style:font-weight-asian="bold" style:font-size-complex="11pt" style:font-weight-complex="bold"/>
    </style:style>
    <style:style style:name="P45" style:family="paragraph" style:parent-style-name="Text_20_body">
      <style:text-properties fo:color="#0053a8" style:font-name="Arial1" fo:font-size="11pt" fo:language="ca" fo:country="ES" fo:font-weight="bold" officeooo:rsid="001ad56b" officeooo:paragraph-rsid="002c25ac" style:font-size-asian="11pt" style:font-weight-asian="bold" style:font-size-complex="11pt" style:font-weight-complex="bold"/>
    </style:style>
    <style:style style:name="P46" style:family="paragraph" style:parent-style-name="Text_20_body">
      <style:text-properties fo:color="#0053a8" style:font-name="Arial1" fo:font-size="11pt" fo:language="ca" fo:country="ES" fo:font-weight="bold" officeooo:rsid="00106f0d" officeooo:paragraph-rsid="002c25ac" style:font-size-asian="11pt" style:font-weight-asian="bold" style:font-size-complex="11pt" style:font-weight-complex="bold"/>
    </style:style>
    <style:style style:name="P47" style:family="paragraph" style:parent-style-name="Text_20_body">
      <style:text-properties fo:color="#0053a8" style:font-name="Arial1" fo:font-size="11pt" fo:language="ca" fo:country="ES" fo:font-weight="bold" officeooo:rsid="0013b497" officeooo:paragraph-rsid="002c25ac" style:font-size-asian="11pt" style:font-weight-asian="bold" style:font-size-complex="11pt" style:font-weight-complex="bold"/>
    </style:style>
    <style:style style:name="P48" style:family="paragraph" style:parent-style-name="Text_20_body">
      <style:text-properties fo:color="#0053a8" style:font-name="Arial1" fo:font-size="11pt" fo:language="ca" fo:country="ES" fo:font-weight="bold" officeooo:rsid="00115866" officeooo:paragraph-rsid="002c25ac" style:font-size-asian="11pt" style:font-weight-asian="bold" style:font-size-complex="11pt" style:font-weight-complex="bold"/>
    </style:style>
    <style:style style:name="P49" style:family="paragraph" style:parent-style-name="Text_20_body">
      <style:text-properties fo:color="#0053a8" style:font-name="Arial1" fo:font-size="11pt" fo:language="ca" fo:country="ES" fo:font-weight="bold" officeooo:rsid="001ed77b" officeooo:paragraph-rsid="002c25ac" style:font-size-asian="11pt" style:font-weight-asian="bold" style:font-size-complex="11pt" style:font-weight-complex="bold"/>
    </style:style>
    <style:style style:name="P50" style:family="paragraph" style:parent-style-name="Text_20_body">
      <style:text-properties fo:color="#0053a8" style:font-name="Arial1" fo:font-size="11pt" fo:language="ca" fo:country="ES" fo:font-weight="bold" officeooo:rsid="00208584" officeooo:paragraph-rsid="002c25ac" style:font-size-asian="11pt" style:font-weight-asian="bold" style:font-size-complex="11pt" style:font-weight-complex="bold"/>
    </style:style>
    <style:style style:name="P51" style:family="paragraph" style:parent-style-name="Text_20_body">
      <style:text-properties fo:color="#0053a8" style:font-name="Arial1" fo:font-size="11pt" fo:language="ca" fo:country="ES" fo:font-weight="bold" officeooo:rsid="00220572" officeooo:paragraph-rsid="002c25ac" style:font-size-asian="11pt" style:font-weight-asian="bold" style:font-size-complex="11pt" style:font-weight-complex="bold"/>
    </style:style>
    <style:style style:name="P52" style:family="paragraph" style:parent-style-name="Text_20_body">
      <style:text-properties fo:color="#0053a8" style:font-name="Arial1" fo:font-size="11pt" fo:language="ca" fo:country="ES" fo:font-weight="bold" officeooo:rsid="0022854c" officeooo:paragraph-rsid="002c25ac" style:font-size-asian="11pt" style:font-weight-asian="bold" style:font-size-complex="11pt" style:font-weight-complex="bold"/>
    </style:style>
    <style:style style:name="P53" style:family="paragraph" style:parent-style-name="Text_20_body">
      <style:text-properties fo:color="#0053a8" style:font-name="Arial1" fo:font-size="11pt" fo:language="ca" fo:country="ES" fo:font-weight="bold" officeooo:rsid="00249a56" officeooo:paragraph-rsid="002c25ac" style:font-size-asian="11pt" style:font-weight-asian="bold" style:font-size-complex="11pt" style:font-weight-complex="bold"/>
    </style:style>
    <style:style style:name="P54" style:family="paragraph" style:parent-style-name="Text_20_body">
      <style:text-properties fo:color="#0053a8" style:font-name="Arial1" fo:font-size="11pt" fo:language="ca" fo:country="ES" fo:font-weight="bold" officeooo:rsid="00265e91" officeooo:paragraph-rsid="002c25ac" style:font-size-asian="11pt" style:font-weight-asian="bold" style:font-size-complex="11pt" style:font-weight-complex="bold"/>
    </style:style>
    <style:style style:name="P55" style:family="paragraph" style:parent-style-name="Text_20_body">
      <style:text-properties fo:color="#0053a8" style:font-name="Arial1" fo:font-size="11pt" fo:language="ca" fo:country="ES" fo:font-weight="bold" officeooo:rsid="002779c5" officeooo:paragraph-rsid="002c25ac" style:font-size-asian="11pt" style:font-weight-asian="bold" style:font-size-complex="11pt" style:font-weight-complex="bold"/>
    </style:style>
    <style:style style:name="P56" style:family="paragraph" style:parent-style-name="Text_20_body">
      <style:text-properties fo:color="#0053a8" style:font-name="Arial1" fo:font-size="11pt" fo:language="ca" fo:country="ES" fo:font-weight="bold" officeooo:rsid="002928de" officeooo:paragraph-rsid="002c25ac" style:font-size-asian="11pt" style:font-weight-asian="bold" style:font-size-complex="11pt" style:font-weight-complex="bold"/>
    </style:style>
    <style:style style:name="P57" style:family="paragraph" style:parent-style-name="Text_20_body">
      <style:text-properties fo:color="#0053a8" style:font-name="Arial1" fo:font-size="11pt" fo:language="ca" fo:country="ES" fo:font-weight="bold" officeooo:rsid="000c7601" officeooo:paragraph-rsid="002c25ac" style:font-size-asian="11pt" style:font-weight-asian="bold" style:font-size-complex="11pt" style:font-weight-complex="bold"/>
    </style:style>
    <style:style style:name="P58" style:family="paragraph" style:parent-style-name="Text_20_body">
      <style:text-properties fo:color="#0053a8" style:font-name="Arial1" fo:font-size="11pt" fo:language="ca" fo:country="ES" fo:font-weight="bold" officeooo:rsid="002cbc26" officeooo:paragraph-rsid="002c25ac" style:font-size-asian="11pt" style:font-weight-asian="bold" style:font-size-complex="11pt" style:font-weight-complex="bold"/>
    </style:style>
    <style:style style:name="P59" style:family="paragraph" style:parent-style-name="Text_20_body">
      <style:text-properties fo:color="#0053a8" style:font-name="Arial1" fo:font-size="11pt" fo:language="ca" fo:country="ES" fo:font-weight="bold" officeooo:rsid="00137c8b" officeooo:paragraph-rsid="002c25ac" style:font-size-asian="11pt" style:font-weight-asian="bold" style:font-size-complex="11pt" style:font-weight-complex="bold"/>
    </style:style>
    <style:style style:name="P60" style:family="paragraph" style:parent-style-name="Text_20_body">
      <style:text-properties fo:color="#0053a8" style:font-name="Arial1" fo:font-size="11pt" fo:language="ca" fo:country="ES" fo:font-weight="bold" officeooo:rsid="0029e378" officeooo:paragraph-rsid="002c25ac" style:font-size-asian="11pt" style:font-weight-asian="bold" style:font-size-complex="11pt" style:font-weight-complex="bold"/>
    </style:style>
    <style:style style:name="P61" style:family="paragraph" style:parent-style-name="Text_20_body">
      <style:text-properties fo:color="#0053a8" style:font-name="Arial1" fo:font-size="11pt" fo:language="ca" fo:country="ES" fo:font-weight="bold" officeooo:rsid="002a2cab" officeooo:paragraph-rsid="002c25ac" style:font-size-asian="11pt" style:font-weight-asian="bold" style:font-size-complex="11pt" style:font-weight-complex="bold"/>
    </style:style>
    <style:style style:name="P62" style:family="paragraph" style:parent-style-name="Text_20_body">
      <style:text-properties fo:color="#0053a8" style:font-name="Arial1" fo:font-size="11pt" fo:language="ca" fo:country="ES" style:text-underline-style="none" fo:font-weight="normal" officeooo:rsid="00137c8b" officeooo:paragraph-rsid="002c25ac" style:font-size-asian="11pt" style:font-weight-asian="normal" style:font-size-complex="11pt" style:font-weight-complex="normal"/>
    </style:style>
    <style:style style:name="P63" style:family="paragraph" style:parent-style-name="Text_20_body">
      <style:text-properties fo:color="#000000" style:font-name="Arial1" fo:font-size="11pt" fo:language="ca" fo:country="ES" fo:font-weight="normal" officeooo:rsid="000c7981" officeooo:paragraph-rsid="002c25ac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font-name="Courier 10 Pitch" fo:font-size="10pt" fo:font-weight="normal" officeooo:rsid="000c7981" officeooo:paragraph-rsid="002c25ac" style:font-size-asian="10pt" style:font-weight-asian="normal" style:font-size-complex="10pt" style:font-weight-complex="normal"/>
    </style:style>
    <style:style style:name="P65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2c25ac" style:font-size-asian="14pt" style:font-name-complex="Arial" style:font-size-complex="14pt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officeooo:rsid="000c760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5ab9" style:font-weight-asian="bold" style:font-weight-complex="bold"/>
    </style:style>
    <style:style style:name="T6" style:family="text">
      <style:text-properties fo:font-weight="bold" officeooo:rsid="000c7601" style:font-weight-asian="bold" style:font-weight-complex="bold"/>
    </style:style>
    <style:style style:name="T7" style:family="text">
      <style:text-properties officeooo:rsid="000c7981"/>
    </style:style>
    <style:style style:name="T8" style:family="text">
      <style:text-properties officeooo:rsid="000e2bdd"/>
    </style:style>
    <style:style style:name="T9" style:family="text">
      <style:text-properties officeooo:rsid="000f5ab9"/>
    </style:style>
    <style:style style:name="T10" style:family="text">
      <style:text-properties fo:color="#0053a8"/>
    </style:style>
    <style:style style:name="T11" style:family="text">
      <style:text-properties fo:color="#0053a8" officeooo:rsid="00166d25"/>
    </style:style>
    <style:style style:name="T12" style:family="text">
      <style:text-properties officeooo:rsid="0017d8ae"/>
    </style:style>
    <style:style style:name="T13" style:family="text">
      <style:text-properties officeooo:rsid="00120e17"/>
    </style:style>
    <style:style style:name="T14" style:family="text">
      <style:text-properties officeooo:rsid="0014846e"/>
    </style:style>
    <style:style style:name="T15" style:family="text">
      <style:text-properties officeooo:rsid="001eea1b"/>
    </style:style>
    <style:style style:name="T16" style:family="text">
      <style:text-properties officeooo:rsid="0028899c"/>
    </style:style>
    <style:style style:name="T17" style:family="text">
      <style:text-properties officeooo:rsid="002919ef"/>
    </style:style>
    <style:style style:name="T18" style:family="text">
      <style:text-properties officeooo:rsid="002a97e0"/>
    </style:style>
    <style:style style:name="T19" style:family="text">
      <style:text-properties officeooo:rsid="002b1142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officeooo:rsid="0013b497"/>
    </style:style>
    <style:style style:name="T22" style:family="text">
      <style:text-properties officeooo:rsid="002d62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Pràctica <text:span text:style-name="T3">5</text:span>: Instruccions d'entrada i sortida</text:p>
      <text:p text:style-name="P3">L’objectiu d’aquesta pràctica és introduir les instruccions d'entrada i sortida bàsiques. A partir d'ara els nostres programes podran interaccionar amb l'"exterior"</text:p>
      <text:p text:style-name="P3"/>
      <text:p text:style-name="P3"/>
      <text:p text:style-name="P4">Atenció, els següents exercicis han de fer-se en Java i en Python. <text:s/>Es recomana anar fent les dues versions seguides, millor que fer tots els exercicis primer en un llenguatges i després en l’altre.</text:p>
      <text:p text:style-name="P8"/>
      <text:p text:style-name="P14">Exercici <text:span text:style-name="T7">1</text:span>.</text:p>
      <text:p text:style-name="P8">Donades dos variables A y B, que l’usuari ha d’introduir, es demana un programa que intercanviï el valor de les variables.</text:p>
      <text:p text:style-name="P42">Python:</text:p>
      <text:p text:style-name="P16">print "Elige la variable A:"</text:p>
      <text:p text:style-name="P16">a = int(input())</text:p>
      <text:p text:style-name="P16">print ""</text:p>
      <text:p text:style-name="P16">print "Elige la variable B(un valor diferente a A:"</text:p>
      <text:p text:style-name="P16">b = int(input())</text:p>
      <text:p text:style-name="P16">print ""</text:p>
      <text:p text:style-name="P16">a = a + b</text:p>
      <text:p text:style-name="P16">b = a - b</text:p>
      <text:p text:style-name="P16">a = a - b</text:p>
      <text:p text:style-name="P16">print a</text:p>
      <text:p text:style-name="P16">print b</text:p>
      <text:p text:style-name="P16"/>
      <text:p text:style-name="P42">Java:</text:p>
      <text:p text:style-name="P21">import java.io.*;</text:p>
      <text:p text:style-name="P21"/>
      <text:p text:style-name="P21">public class Practica5 {</text:p>
      <text:p text:style-name="P21"><text:tab/></text:p>
      <text:p text:style-name="P21"><text:tab/>public static void main (String[] args) throws IOException {</text:p>
      <text:p text:style-name="P21"><text:tab/><text:tab/>String a;</text:p>
      <text:p text:style-name="P21"><text:tab/><text:tab/>String b;</text:p>
      <text:p text:style-name="P21"><text:tab/><text:tab/>String c;</text:p>
      <text:p text:style-name="P21"><text:tab/><text:tab/>BufferedReader reader = new BufferedReader(new InputStreamReader(System.in));</text:p>
      <text:p text:style-name="P21"><text:tab/><text:tab/>System.out.print("Elige la variable A: ");</text:p>
      <text:p text:style-name="P21"><text:tab/><text:tab/>a = reader.readLine();</text:p>
      <text:p text:style-name="P21"><text:soft-page-break/><text:tab/><text:tab/>System.out.print("Elige la variable B: ");</text:p>
      <text:p text:style-name="P21"><text:tab/><text:tab/>b = reader.readLine();</text:p>
      <text:p text:style-name="P21"><text:tab/><text:tab/>c = a;</text:p>
      <text:p text:style-name="P21"><text:tab/><text:tab/>a = b;</text:p>
      <text:p text:style-name="P21"><text:tab/><text:tab/>b = c;</text:p>
      <text:p text:style-name="P21"><text:tab/><text:tab/>System.out.println(a);</text:p>
      <text:p text:style-name="P21"><text:tab/><text:tab/>System.out.println(b);</text:p>
      <text:p text:style-name="P21"><text:tab/>}</text:p>
      <text:p text:style-name="P21">}</text:p>
      <text:p text:style-name="P8"/>
      <text:p text:style-name="P14">Exercici 2.</text:p>
      <text:p text:style-name="P8">Realitza un programa que demani a l’usuari dos nombres i després mostri per pantalla la suma dels dos.</text:p>
      <text:p text:style-name="P42">Python:</text:p>
      <text:p text:style-name="P16">print "Escriu dos nombres que vulguis sumar"</text:p>
      <text:p text:style-name="P16">print "Escriu el primer nombre"</text:p>
      <text:p text:style-name="P16">a = int(input())</text:p>
      <text:p text:style-name="P10"><text:span text:style-name="T10">print "Escriu el seg</text:span><text:span text:style-name="T11">on nombre</text:span><text:span text:style-name="T10">"</text:span></text:p>
      <text:p text:style-name="P16">b = int(input())</text:p>
      <text:p text:style-name="P16">print ""</text:p>
      <text:p text:style-name="P16">print "El resultat es", a + b</text:p>
      <text:p text:style-name="P16"/>
      <text:p text:style-name="P42">Java:</text:p>
      <text:p text:style-name="P21">import java.io.*;</text:p>
      <text:p text:style-name="P21"/>
      <text:p text:style-name="P21">public class Practica5 {</text:p>
      <text:p text:style-name="P21"><text:tab/></text:p>
      <text:p text:style-name="P21"><text:tab/>public static void main (String[] args) throws IOException {</text:p>
      <text:p text:style-name="P21"><text:tab/><text:tab/>String inputA;</text:p>
      <text:p text:style-name="P21"><text:tab/><text:tab/>String inputB;</text:p>
      <text:p text:style-name="P21"><text:tab/><text:tab/>float a;</text:p>
      <text:p text:style-name="P21"><text:tab/><text:tab/>float b;</text:p>
      <text:p text:style-name="P21"><text:tab/><text:tab/>BufferedReader reader = new BufferedReader(new InputStreamReader(System.in));</text:p>
      <text:p text:style-name="P21"><text:tab/><text:tab/>System.out.println("Escriu dos nombres que vulguis sumar");</text:p>
      <text:p text:style-name="P21"><text:tab/><text:tab/>System.out.print("Escriu el primer nombre: ");</text:p>
      <text:p text:style-name="P21"><text:tab/><text:tab/>inputA = reader.readLine();</text:p>
      <text:p text:style-name="P21"><text:tab/><text:tab/>System.out.print("Escriu el segon nombre: ");</text:p>
      <text:p text:style-name="P21"><text:soft-page-break/><text:tab/><text:tab/>inputB = reader.readLine();</text:p>
      <text:p text:style-name="P21"><text:tab/><text:tab/>a = Float.parseFloat(inputA);</text:p>
      <text:p text:style-name="P21"><text:tab/><text:tab/>b = Float.parseFloat(inputB);</text:p>
      <text:p text:style-name="P21"><text:tab/><text:tab/>System.out.println(<text:span text:style-name="T18">"El resultat es "+(a</text:span> + b<text:span text:style-name="T18">)</text:span>);</text:p>
      <text:p text:style-name="P21"><text:tab/>}</text:p>
      <text:p text:style-name="P21">}</text:p>
      <text:p text:style-name="P9"/>
      <text:p text:style-name="P15">Exercici <text:span text:style-name="T9">3</text:span>.</text:p>
      <text:p text:style-name="P9">Programa que determini la edat d’un usuari (paràmetre d’entrada) quan hagi transcorregut un quart de segle.</text:p>
      <text:p text:style-name="P43">Python:</text:p>
      <text:p text:style-name="P17">print "Quina edad tindras d'aqui un quart de segle?"</text:p>
      <text:p text:style-name="P17">print "Escriu la teva eda<text:span text:style-name="T12">t</text:span>"</text:p>
      <text:p text:style-name="P17">a = int(input())</text:p>
      <text:p text:style-name="P17">b = 25</text:p>
      <text:p text:style-name="P17">print ""</text:p>
      <text:p text:style-name="P17">print "Tindras", a + b,"anys."</text:p>
      <text:p text:style-name="P17"/>
      <text:p text:style-name="P43">Java:</text:p>
      <text:p text:style-name="P22">import java.io.*;</text:p>
      <text:p text:style-name="P22"/>
      <text:p text:style-name="P22">public class Practica5 {</text:p>
      <text:p text:style-name="P22"><text:tab/></text:p>
      <text:p text:style-name="P22"><text:tab/>public static void main (String[] args) throws IOException {</text:p>
      <text:p text:style-name="P22"><text:tab/><text:tab/>String inputA;</text:p>
      <text:p text:style-name="P22"><text:tab/><text:tab/>float edat;</text:p>
      <text:p text:style-name="P22"><text:tab/><text:tab/>float quartsegle;</text:p>
      <text:p text:style-name="P22"><text:tab/><text:tab/>BufferedReader reader = new BufferedReader(new InputStreamReader(System.in));</text:p>
      <text:p text:style-name="P22"><text:tab/><text:tab/>System.out.println("Quina edad tindras d'aqui un quart de segle?");</text:p>
      <text:p text:style-name="P22"><text:tab/><text:tab/>System.out.print("Escriu la teva edat: ");</text:p>
      <text:p text:style-name="P22"><text:tab/><text:tab/>inputA = reader.readLine();</text:p>
      <text:p text:style-name="P22"><text:tab/><text:tab/>edat = Float.parseFloat(inputA);</text:p>
      <text:p text:style-name="P22"><text:tab/><text:tab/>quartsegle = edat + 25;</text:p>
      <text:p text:style-name="P22"><text:tab/><text:tab/>System.out.println(" Tindras " + quartsegle);</text:p>
      <text:p text:style-name="P22"><text:tab/>}</text:p>
      <text:p text:style-name="P22">}</text:p>
      <text:p text:style-name="P15"/>
      <text:p text:style-name="P15"><text:soft-page-break/>Exercici <text:span text:style-name="T9">4</text:span>.</text:p>
      <text:p text:style-name="P9">Programa que mostri el resultat d’elevar a la quarta potència un nombre introduït per teclat. </text:p>
      <text:p text:style-name="P58">Python:</text:p>
      <text:p text:style-name="P17">print "Introdueix el nombre per elebar al cuadrat"</text:p>
      <text:p text:style-name="P17">a = int(input())</text:p>
      <text:p text:style-name="P17">print ""</text:p>
      <text:p text:style-name="P17">print "El resultat es:", a ** <text:span text:style-name="T22">4</text:span></text:p>
      <text:p text:style-name="P17"/>
      <text:p text:style-name="P49">Java:</text:p>
      <text:p text:style-name="P30">import java.io.*;</text:p>
      <text:p text:style-name="P30"/>
      <text:p text:style-name="P30">public class Practica5 {</text:p>
      <text:p text:style-name="P30"><text:tab/></text:p>
      <text:p text:style-name="P30"><text:tab/>public static void main (String[] args) throws IOException {</text:p>
      <text:p text:style-name="P30"><text:tab/><text:tab/>String inputA;</text:p>
      <text:p text:style-name="P30"><text:tab/><text:tab/>int a;</text:p>
      <text:p text:style-name="P30"><text:tab/><text:tab/>int elevar;</text:p>
      <text:p text:style-name="P30"><text:tab/><text:tab/>BufferedReader reader = new BufferedReader(new InputStreamReader(System.in));</text:p>
      <text:p text:style-name="P30"><text:tab/><text:tab/>System.out.print("Introdueix el nombre per elebar al cuadrat: ");</text:p>
      <text:p text:style-name="P30"><text:tab/><text:tab/>inputA = reader.readLine();</text:p>
      <text:p text:style-name="P30"><text:tab/><text:tab/>a = Integer.parseInt(inputA);</text:p>
      <text:p text:style-name="P30"><text:tab/><text:tab/>elevar = <text:span text:style-name="T22">(int) Math.pow(a, 4)</text:span>;</text:p>
      <text:p text:style-name="P30"><text:tab/><text:tab/>System.out.println("El resultat es: " + elevar);</text:p>
      <text:p text:style-name="P30"><text:tab/>}</text:p>
      <text:p text:style-name="P30">}</text:p>
      <text:p text:style-name="P11"/>
      <text:p text:style-name="P15">Exercici <text:span text:style-name="T9">5</text:span>.</text:p>
      <text:p text:style-name="P9">Programa que demani una quantitat en euros i determini quin era el seu valor amb les </text:p>
      <text:p text:style-name="P63">antigues “pessetes”.</text:p>
      <text:p text:style-name="P49">Python:</text:p>
      <text:p text:style-name="P18">print "A quantes pesetes equival el teu diner?"</text:p>
      <text:p text:style-name="P18">print "Introdueix quants euros tens"</text:p>
      <text:p text:style-name="P18">a = float(input())</text:p>
      <text:p text:style-name="P18">print ""</text:p>
      <text:p text:style-name="P18">print "Tindries", a * 166.386,"pessetes"</text:p>
      <text:p text:style-name="P18"/>
      <text:p text:style-name="P49">Java:</text:p>
      <text:p text:style-name="P31"><text:soft-page-break/>import java.io.*;</text:p>
      <text:p text:style-name="P31"/>
      <text:p text:style-name="P31">public class Practica5 {</text:p>
      <text:p text:style-name="P31"><text:tab/></text:p>
      <text:p text:style-name="P31"><text:tab/>public static void main (String[] args) throws IOException {</text:p>
      <text:p text:style-name="P31"><text:tab/><text:tab/>String inputA;</text:p>
      <text:p text:style-name="P31"><text:tab/><text:tab/>float euros;</text:p>
      <text:p text:style-name="P31"><text:tab/><text:tab/>double pesetas;</text:p>
      <text:p text:style-name="P31"><text:tab/><text:tab/>BufferedReader reader = new BufferedReader(new InputStreamReader(System.in));</text:p>
      <text:p text:style-name="P31"><text:tab/><text:tab/>System.out.println("A quantes pesetes equival el teu diner?");</text:p>
      <text:p text:style-name="P31"><text:tab/><text:tab/>System.out.print("Introdueix quants euros tens: ");</text:p>
      <text:p text:style-name="P31"><text:tab/><text:tab/>inputA = reader.readLine();</text:p>
      <text:p text:style-name="P31"><text:tab/><text:tab/>euros = Float.parseFloat(inputA);</text:p>
      <text:p text:style-name="P31"><text:tab/><text:tab/>pesetas = euros * 166.386;</text:p>
      <text:p text:style-name="P31"><text:tab/><text:tab/>System.out.println("El resultat es: " + pesetas);</text:p>
      <text:p text:style-name="P31"><text:tab/>}</text:p>
      <text:p text:style-name="P31">}</text:p>
      <text:p text:style-name="P9"/>
      <text:p text:style-name="P14">Exercici <text:span text:style-name="T9">6</text:span>.</text:p>
      <text:p text:style-name="P8">Donades la base <text:span text:style-name="T8">i</text:span> l’altura d’un rectangle per part de l’usuari, crea un programa que calculi el àrea (Àrea = Base * Altura).</text:p>
      <text:p text:style-name="P59">P<text:span text:style-name="T19">ython:</text:span></text:p>
      <text:p text:style-name="P19"><text:span text:style-name="T19">p</text:span>rint "Calculem l'area d'un rectangle"</text:p>
      <text:p text:style-name="P19">print "Introdueix les unitats (mm, cm, m, etc)"</text:p>
      <text:p text:style-name="P19">unitat = str(raw_input(""))</text:p>
      <text:p text:style-name="P19">print "Introdueix la base"</text:p>
      <text:p text:style-name="P19">base = float(input())</text:p>
      <text:p text:style-name="P19">print "Introdueix l'altura"</text:p>
      <text:p text:style-name="P19">altura = float(input())</text:p>
      <text:p text:style-name="P19">print ""</text:p>
      <text:p text:style-name="P19">print "L'area del teu rectangle es:", base * altura, unitat</text:p>
      <text:p text:style-name="P19"/>
      <text:p text:style-name="P50">Java:</text:p>
      <text:p text:style-name="P32">import java.io.*;</text:p>
      <text:p text:style-name="P32"/>
      <text:p text:style-name="P32">public class Practica5 {</text:p>
      <text:p text:style-name="P32"><text:tab/></text:p>
      <text:p text:style-name="P32"><text:soft-page-break/><text:tab/>public static void main (String[] args) throws IOException {</text:p>
      <text:p text:style-name="P32"><text:tab/><text:tab/>String inputA;</text:p>
      <text:p text:style-name="P32"><text:tab/><text:tab/>String inputB;</text:p>
      <text:p text:style-name="P32"><text:tab/><text:tab/>float base;</text:p>
      <text:p text:style-name="P32"><text:tab/><text:tab/>float altura;</text:p>
      <text:p text:style-name="P32"><text:tab/><text:tab/>float area;</text:p>
      <text:p text:style-name="P32"><text:tab/><text:tab/>BufferedReader reader = new BufferedReader(new <text:span text:style-name="T20">InputStreamReader(System.in));</text:span></text:p>
      <text:p text:style-name="P32"><text:tab/><text:tab/>System.out.println("Calculem l'area d'un rectangle");</text:p>
      <text:p text:style-name="P32"><text:tab/><text:tab/>System.out.print("Introdueix la base: ");</text:p>
      <text:p text:style-name="P32"><text:tab/><text:tab/>inputA = reader.readLine();</text:p>
      <text:p text:style-name="P32"><text:tab/><text:tab/>System.out.print("Introdueix l'altura: ");</text:p>
      <text:p text:style-name="P32"><text:tab/><text:tab/>inputB = reader.readLine();</text:p>
      <text:p text:style-name="P32"><text:tab/><text:tab/>base = Float.parseFloat(inputA);</text:p>
      <text:p text:style-name="P32"><text:tab/><text:tab/>altura = Float.parseFloat(inputB);</text:p>
      <text:p text:style-name="P32"><text:tab/><text:tab/>area = base * altura;</text:p>
      <text:p text:style-name="P32"><text:tab/><text:tab/>System.out.println("L'area es: " + area);</text:p>
      <text:p text:style-name="P32"><text:tab/>}</text:p>
      <text:p text:style-name="P32">}</text:p>
      <text:p text:style-name="P8"/>
      <text:p text:style-name="P8"><text:span text:style-name="T4">Exercici </text:span><text:span text:style-name="T5">7</text:span><text:span text:style-name="T4">.</text:span> </text:p>
      <text:p text:style-name="P8">Escriu un programa que demani a l’usuari el nom i l’edat. Després ha de mostrar per pantalla: “Hola (nom), la teva edat és (edat)”;</text:p>
      <text:p text:style-name="P62">print "Escriu el teu nom"</text:p>
      <text:p text:style-name="P19">nom = str(raw_input(""))</text:p>
      <text:p text:style-name="P19">print "Escriu la teva edat"</text:p>
      <text:p text:style-name="P19">edat = str(raw_input(""))</text:p>
      <text:p text:style-name="P19">print ""</text:p>
      <text:p text:style-name="P19">print "Hola", nom,", la teva edad es", edat</text:p>
      <text:p text:style-name="P19"/>
      <text:p text:style-name="P51">Java:</text:p>
      <text:p text:style-name="P33">import java.io.*;</text:p>
      <text:p text:style-name="P33"/>
      <text:p text:style-name="P33">public class Practica5 {</text:p>
      <text:p text:style-name="P33"><text:tab/></text:p>
      <text:p text:style-name="P33"><text:tab/>public static void main (String[] args) throws IOException {</text:p>
      <text:p text:style-name="P33"><text:tab/><text:tab/>String nom;</text:p>
      <text:p text:style-name="P33"><text:tab/><text:tab/>String edat;</text:p>
      <text:p text:style-name="P33"><text:soft-page-break/><text:tab/><text:tab/>BufferedReader reader = new BufferedReader(new InputStreamReader(System.in));</text:p>
      <text:p text:style-name="P33"><text:tab/><text:tab/>System.out.print("Escriu el teu nom: ");</text:p>
      <text:p text:style-name="P33"><text:tab/><text:tab/>nom = reader.readLine();</text:p>
      <text:p text:style-name="P33"><text:tab/><text:tab/>System.out.print("Escriu la teva edat: ");</text:p>
      <text:p text:style-name="P33"><text:tab/><text:tab/>edat = reader.readLine();</text:p>
      <text:p text:style-name="P33"><text:tab/><text:tab/>System.out.println("Hola " + nom + ", la teva edat es 2 " + edat);</text:p>
      <text:p text:style-name="P33"><text:tab/>}</text:p>
      <text:p text:style-name="P33">}</text:p>
      <text:p text:style-name="P57"/>
      <text:p text:style-name="P12"><text:span text:style-name="T6">Exercici </text:span><text:span text:style-name="T5">8</text:span><text:span text:style-name="T6">.</text:span></text:p>
      <text:p text:style-name="P8">Escriu un programa que demani dos variables a l’usuari, i mostri per pantalla la seva suma, resta, multiplicació, divisió i mòdul .</text:p>
      <text:p text:style-name="P20">print "Escriu el primer valor"</text:p>
      <text:p text:style-name="P20">a = float(input())</text:p>
      <text:p text:style-name="P20">print "Escriu el segun valor"</text:p>
      <text:p text:style-name="P20">b = float(input())</text:p>
      <text:p text:style-name="P20">print ""</text:p>
      <text:p text:style-name="P20">print "Suma =",a + b,", resta =", a - b,", multiplicacio =", a * b,", divisio =", a / b,", modul =", a % b</text:p>
      <text:p text:style-name="P20"/>
      <text:p text:style-name="P51">Java:</text:p>
      <text:p text:style-name="P34">import java.io.*;</text:p>
      <text:p text:style-name="P34"/>
      <text:p text:style-name="P34">public class Practica5 {</text:p>
      <text:p text:style-name="P34"><text:tab/></text:p>
      <text:p text:style-name="P34"><text:tab/>public static void main (String[] args) throws IOException {</text:p>
      <text:p text:style-name="P34"><text:tab/><text:tab/>String inputA;</text:p>
      <text:p text:style-name="P34"><text:tab/><text:tab/>String inputB;</text:p>
      <text:p text:style-name="P34"><text:tab/><text:tab/>float a;</text:p>
      <text:p text:style-name="P34"><text:tab/><text:tab/>float b;</text:p>
      <text:p text:style-name="P34"><text:tab/><text:tab/>BufferedReader reader = new BufferedReader(new InputStreamReader(System.in));</text:p>
      <text:p text:style-name="P34"><text:tab/><text:tab/>System.out.print("Escriu el primer numero: ");</text:p>
      <text:p text:style-name="P34"><text:tab/><text:tab/>inputA = reader.readLine();</text:p>
      <text:p text:style-name="P34"><text:tab/><text:tab/>System.out.print("Escriut el segon numero: ");</text:p>
      <text:p text:style-name="P34"><text:tab/><text:tab/>inputB = reader.readLine();</text:p>
      <text:p text:style-name="P34"><text:tab/><text:tab/>a = Float.parseFloat(inputA);</text:p>
      <text:p text:style-name="P34"><text:soft-page-break/><text:tab/><text:tab/>b = Float.parseFloat(inputB);</text:p>
      <text:p text:style-name="P34"><text:tab/><text:tab/>System.out.println("Suma = "+(a + b)+", resta = "+(a - b)+", multiplicacio = "+(a * b)+", divisio = "+(a / b)+", modul = "+(a % b));</text:p>
      <text:p text:style-name="P34"><text:tab/>}</text:p>
      <text:p text:style-name="P34">}</text:p>
      <text:p text:style-name="P8"/>
      <text:p text:style-name="P14">Exercici <text:span text:style-name="T9">9</text:span>.</text:p>
      <text:p text:style-name="P8">Realitza un programa que calculi el àrea i el perímetre d’una circumferència. L’usuari haurà d’introduir el radi de la circumferència. ( A = π * r^2) ( P=2*π*r).</text:p>
      <text:p text:style-name="P20">print "Calculem el perimetre i l'area d'una circumferencia"</text:p>
      <text:p text:style-name="P20">print "Escriu el radi"</text:p>
      <text:p text:style-name="P20">radi = float(input())</text:p>
      <text:p text:style-name="P20">print ""</text:p>
      <text:p text:style-name="P20">print "Perimetre =", 2 * radi * 3.1416</text:p>
      <text:p text:style-name="P20">print "Area =", radi ** 2 * 3.1416</text:p>
      <text:p text:style-name="P20"/>
      <text:p text:style-name="P52">Java:</text:p>
      <text:p text:style-name="P35">import java.io.*;</text:p>
      <text:p text:style-name="P35"/>
      <text:p text:style-name="P35">public class Practica5 {</text:p>
      <text:p text:style-name="P35"><text:tab/></text:p>
      <text:p text:style-name="P35"><text:tab/>public static void main (String[] args) throws IOException {</text:p>
      <text:p text:style-name="P35"><text:tab/><text:tab/>String inputA;</text:p>
      <text:p text:style-name="P35"><text:tab/><text:tab/>double radi;</text:p>
      <text:p text:style-name="P35"><text:tab/><text:tab/>double area;</text:p>
      <text:p text:style-name="P35"><text:tab/><text:tab/>double perimetre;</text:p>
      <text:p text:style-name="P35"><text:tab/><text:tab/>BufferedReader reader = new BufferedReader(new InputStreamReader(System.in));</text:p>
      <text:p text:style-name="P35"><text:tab/><text:tab/>System.out.println("Calculem el perimetre i l'area d'una circumferencia");</text:p>
      <text:p text:style-name="P35"><text:tab/><text:tab/>System.out.print("Escriu el radi: ");</text:p>
      <text:p text:style-name="P35"><text:tab/><text:tab/>inputA = reader.readLine();</text:p>
      <text:p text:style-name="P35"><text:tab/><text:tab/>radi = Double.parseDouble(inputA);</text:p>
      <text:p text:style-name="P35"><text:tab/><text:tab/>area = 2 * radi * 3.1416;</text:p>
      <text:p text:style-name="P35"><text:tab/><text:tab/>perimetre = radi * radi * 3.1416;</text:p>
      <text:p text:style-name="P35"><text:tab/><text:tab/>System.out.println("L'area es "+area+"\n"+"El perimetre "+perimetre);</text:p>
      <text:p text:style-name="P35"><text:tab/>}</text:p>
      <text:p text:style-name="P35">}</text:p>
      <text:p text:style-name="P8"/>
      <text:p text:style-name="P14"><text:soft-page-break/>Exercici <text:span text:style-name="T9">10</text:span>.</text:p>
      <text:p text:style-name="P8">Escriu un programa que mostri el resultat de l’equació de tercer grau. Per a realitzar el programa s’hauran de llegir els coeficients (a, b, c i d) i el valor de x. El resultat es mostrarà per pantalla.</text:p>
      <text:p text:style-name="P44">Python:</text:p>
      <text:p text:style-name="P23">print "Calcual la equacio de 3r grau a·x³+b·x²+c·x+d"</text:p>
      <text:p text:style-name="P23">a = float(input("Escriu a: "))</text:p>
      <text:p text:style-name="P23">b = float(input("Escriu b: "))</text:p>
      <text:p text:style-name="P23">c = float(input("Escriu c: "))</text:p>
      <text:p text:style-name="P23">d = float(input("Escriu d: "))</text:p>
      <text:p text:style-name="P23">x = float(input("Escriu x: "))</text:p>
      <text:p text:style-name="P23">print ""</text:p>
      <text:p text:style-name="P23">print a * x ** 3 + b * x ** 2 + c * x + d</text:p>
      <text:p text:style-name="P8"/>
      <text:p text:style-name="P53">Java:</text:p>
      <text:p text:style-name="P36">import java.io.*;</text:p>
      <text:p text:style-name="P36"/>
      <text:p text:style-name="P36">public class Practica5 {</text:p>
      <text:p text:style-name="P36"><text:tab/></text:p>
      <text:p text:style-name="P36"><text:tab/>public static void main (String[] args) throws IOException {</text:p>
      <text:p text:style-name="P36"><text:tab/><text:tab/>String inputA;</text:p>
      <text:p text:style-name="P36"><text:tab/><text:tab/>String inputB;</text:p>
      <text:p text:style-name="P36"><text:tab/><text:tab/>String inputC;</text:p>
      <text:p text:style-name="P36"><text:tab/><text:tab/>String inputD;</text:p>
      <text:p text:style-name="P36"><text:tab/><text:tab/>String inputX;</text:p>
      <text:p text:style-name="P36"><text:tab/><text:tab/>double a;</text:p>
      <text:p text:style-name="P36"><text:tab/><text:tab/>double b;</text:p>
      <text:p text:style-name="P36"><text:tab/><text:tab/>double c;</text:p>
      <text:p text:style-name="P36"><text:tab/><text:tab/>double d;</text:p>
      <text:p text:style-name="P36"><text:tab/><text:tab/>double x;</text:p>
      <text:p text:style-name="P36"><text:tab/><text:tab/>BufferedReader reader = new BufferedReader(new InputStreamReader(System.in));</text:p>
      <text:p text:style-name="P36"><text:tab/><text:tab/>System.out.println("Calcual la equacio de 3r grau a·x³+b·x²+c·x+d");</text:p>
      <text:p text:style-name="P36"><text:tab/><text:tab/>System.out.print("Escriu a: ");</text:p>
      <text:p text:style-name="P36"><text:tab/><text:tab/>inputA = reader.readLine();</text:p>
      <text:p text:style-name="P36"><text:tab/><text:tab/>System.out.print("Escriu b: ");</text:p>
      <text:p text:style-name="P36"><text:tab/><text:tab/>inputB = reader.readLine();</text:p>
      <text:p text:style-name="P36"><text:tab/><text:tab/>System.out.print("Escriu c: ");</text:p>
      <text:p text:style-name="P36"><text:soft-page-break/><text:tab/><text:tab/>inputC = reader.readLine();</text:p>
      <text:p text:style-name="P36"><text:tab/><text:tab/>System.out.print("Escriu d: ");</text:p>
      <text:p text:style-name="P36"><text:tab/><text:tab/>inputD = reader.readLine();</text:p>
      <text:p text:style-name="P36"><text:tab/><text:tab/>System.out.print("Escriu x: ");</text:p>
      <text:p text:style-name="P36"><text:tab/><text:tab/>inputX = reader.readLine();</text:p>
      <text:p text:style-name="P36"><text:tab/><text:tab/>a = Double.parseDouble(inputA);</text:p>
      <text:p text:style-name="P36"><text:tab/><text:tab/>b = Double.parseDouble(inputB);</text:p>
      <text:p text:style-name="P36"><text:tab/><text:tab/>c = Double.parseDouble(inputC);</text:p>
      <text:p text:style-name="P36"><text:tab/><text:tab/>d = Double.parseDouble(inputD);</text:p>
      <text:p text:style-name="P36"><text:tab/><text:tab/>x = Double.parseDouble(inputX);</text:p>
      <text:p text:style-name="P36"><text:tab/><text:tab/>System.out.println((a * Math.pow(x, 3) + b * Math.pow(x, 2) + c * x + d));</text:p>
      <text:p text:style-name="P36"><text:tab/>}</text:p>
      <text:p text:style-name="P36">}</text:p>
      <text:p text:style-name="P8"/>
      <text:p text:style-name="P15">Exercici 11.</text:p>
      <text:p text:style-name="P9">Programa que demani una quantitat –preu d’un producte – i calculi i visualitzi la quantitat d’IVA (aplicant un percentatge del 21 %) i la quantitat total a pagar (preu original + Iva).</text:p>
      <text:p text:style-name="P44">Python:</text:p>
      <text:p text:style-name="P23">print "Calcular l'IVA afegit d'un producte"</text:p>
      <text:p text:style-name="P23">a = float(input("El preu del producte: "))</text:p>
      <text:p text:style-name="P23">print ""</text:p>
      <text:p text:style-name="P23">print "L'IVA sera de:",a * 0.21, "€"</text:p>
      <text:p text:style-name="P23">print "El preu total es:",a * 0.21 + a,"€"</text:p>
      <text:p text:style-name="P9"/>
      <text:p text:style-name="P53">Java:</text:p>
      <text:p text:style-name="P37">import java.io.*;</text:p>
      <text:p text:style-name="P37"/>
      <text:p text:style-name="P37">public class Practica5 {</text:p>
      <text:p text:style-name="P37"><text:tab/></text:p>
      <text:p text:style-name="P37"><text:tab/>public static void main (String[] args) throws IOException {</text:p>
      <text:p text:style-name="P37"><text:tab/><text:tab/>String inputA;</text:p>
      <text:p text:style-name="P37"><text:tab/><text:tab/>double preu;</text:p>
      <text:p text:style-name="P37"><text:tab/><text:tab/>BufferedReader reader = new BufferedReader(new InputStreamReader(System.in));</text:p>
      <text:p text:style-name="P37"><text:tab/><text:tab/>System.out.println("Calcular l'IVA afegit d'un producte");</text:p>
      <text:p text:style-name="P37"><text:tab/><text:tab/>System.out.print("El preu del producte: ");</text:p>
      <text:p text:style-name="P37"><text:tab/><text:tab/>inputA = reader.readLine();</text:p>
      <text:p text:style-name="P37"><text:tab/><text:tab/>preu = Double.parseDouble(inputA);</text:p>
      <text:p text:style-name="P37"><text:soft-page-break/><text:tab/><text:tab/>System.out.println("L'IVA sera de:"+(preu * 0.21)+"€\nEl preu total es:"+(preu * 0.21 + preu)+"€");</text:p>
      <text:p text:style-name="P37"><text:tab/>}</text:p>
      <text:p text:style-name="P37">}</text:p>
      <text:p text:style-name="P9"/>
      <text:p text:style-name="P15">Exercici 12.</text:p>
      <text:p text:style-name="P9">Modifica l’exercici anterior perquè el percentatge d’IVA sigui variable (introduït per l’usuari).</text:p>
      <text:p text:style-name="P45">Python:</text:p>
      <text:p text:style-name="P24">print "Calcular l'IVA afegit d'un producte"</text:p>
      <text:p text:style-name="P24">a = float(input("El preu del producte: "))</text:p>
      <text:p text:style-name="P24">iva = float(input("Indica l'IVA en percentatge (sense %): "))</text:p>
      <text:p text:style-name="P24">iva = iva / 100</text:p>
      <text:p text:style-name="P24">print ""</text:p>
      <text:p text:style-name="P24">print "L'IVA sera de:",a * 0.21, "€"</text:p>
      <text:p text:style-name="P24">print "El preu total es:",a * 0.21 + a,"€"</text:p>
      <text:p text:style-name="P24"/>
      <text:p text:style-name="P54">Java:</text:p>
      <text:p text:style-name="P37">import java.io.*;</text:p>
      <text:p text:style-name="P37"/>
      <text:p text:style-name="P37">public class Practica5 {</text:p>
      <text:p text:style-name="P37"><text:tab/></text:p>
      <text:p text:style-name="P37"><text:tab/>public static void main (String[] args) throws IOException {</text:p>
      <text:p text:style-name="P37"><text:tab/><text:tab/>String inputA;</text:p>
      <text:p text:style-name="P37"><text:tab/><text:tab/>String inputB;</text:p>
      <text:p text:style-name="P37"><text:tab/><text:tab/>double preu;</text:p>
      <text:p text:style-name="P37"><text:tab/><text:tab/>double iva;</text:p>
      <text:p text:style-name="P37"><text:tab/><text:tab/>BufferedReader reader = new BufferedReader(new InputStreamReader(System.in));</text:p>
      <text:p text:style-name="P37"><text:tab/><text:tab/>System.out.println("Calcular l'IVA afegit d'un producte");</text:p>
      <text:p text:style-name="P37"><text:tab/><text:tab/>System.out.print("El preu del producte: "); </text:p>
      <text:p text:style-name="P37"><text:tab/><text:tab/>inputA = reader.readLine();</text:p>
      <text:p text:style-name="P37"><text:tab/><text:tab/>System.out.print("Indica l'IVA en percentatge (sense %): ");</text:p>
      <text:p text:style-name="P37"><text:tab/><text:tab/>inputB = reader.readLine();</text:p>
      <text:p text:style-name="P37"><text:tab/><text:tab/>preu = Double.parseDouble(inputA);</text:p>
      <text:p text:style-name="P37"><text:tab/><text:tab/>iva = Double.parseDouble(inputB);</text:p>
      <text:p text:style-name="P37"><text:tab/><text:tab/>iva = iva/100;</text:p>
      <text:p text:style-name="P37"><text:tab/><text:tab/>System.out.println("L'IVA sera de:"+(preu * iva)+"€\nEl preu total es:"+(preu * iva + preu)+"€");</text:p>
      <text:p text:style-name="P37"><text:soft-page-break/><text:tab/>}</text:p>
      <text:p text:style-name="P37">}</text:p>
      <text:p text:style-name="P45"/>
      <text:p text:style-name="P14">Exercici <text:span text:style-name="T9">13</text:span>.</text:p>
      <text:p text:style-name="P8">Una companyia de refrescos comercialitza tres productes: de cola, de taronja i de llimona. Es desitja realitzar un programa que calculi les ventes de cada producte. Per a això es llegirà la quantitat venuda i el preu de cada producte. Per finalitzar es mostrarà un informe de les vendes semblant a aquest: 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4">---------------------------------------</text:p>
            <text:p text:style-name="P64">Producte<text:tab/>Vendes<text:tab/>Preu<text:tab/>Total</text:p>
            <text:p text:style-name="P64">---------------------------------------</text:p>
            <text:p text:style-name="P64">Cola<text:tab/><text:tab/>100000<text:tab/>0,17<text:tab/>170000,00</text:p>
            <text:p text:style-name="P64">Taronja<text:tab/>350000<text:tab/>0,20<text:tab/>70000,00</text:p>
            <text:p text:style-name="P64">Llimona<text:tab/>530000<text:tab/>0,19<text:tab/>100700,00</text:p>
            <text:p text:style-name="P64">--------------------------------------</text:p>
            <text:p text:style-name="P64">TOTAL<text:tab/><text:tab/><text:tab/><text:tab/><text:tab/>340700,00</text:p>
          </table:table-cell>
        </table:table-row>
      </table:table>
      <text:p text:style-name="P9">Nota: <text:span text:style-name="T4">Les columnes han de sortir alineades</text:span></text:p>
      <text:p text:style-name="P46">Python:</text:p>
      <text:p text:style-name="P25">vCola = int(input("Introdueixi les ventes de Cola d'aquest mes: "))</text:p>
      <text:p text:style-name="P25">vTaronja = int(input("Introdueixi les ventes de Taronja d'aquest mes: "))</text:p>
      <text:p text:style-name="P25">vLlimona = int(input("Introdueixi les ventes de Llimona d'aquest mes: "))</text:p>
      <text:p text:style-name="P25">pCola = int(input("Introdueixi <text:span text:style-name="T15">el preu </text:span>de <text:span text:style-name="T15">Cola</text:span> d'aquest mes: "))</text:p>
      <text:p text:style-name="P25">pTaronja = int(input("Introdueixi <text:span text:style-name="T15">el preu</text:span> de <text:span text:style-name="T15">Taronja</text:span> d'aquest mes: "))</text:p>
      <text:p text:style-name="P25">pLlimona = int(input("Introdueixi <text:span text:style-name="T15">el preu</text:span> de <text:span text:style-name="T15">Llimona </text:span>d'aquest mes: "))</text:p>
      <text:p text:style-name="P25">tCola = vCola * pCola</text:p>
      <text:p text:style-name="P25">tTaronja = vTaronja * pTaronja</text:p>
      <text:p text:style-name="P25">tLlimona = vLlimona * pLlimona</text:p>
      <text:p text:style-name="P25">total = tCola + tTaronja + tLlimona</text:p>
      <text:p text:style-name="P25">print "<text:span text:style-name="T16">------------------------------------------------------</text:span>"</text:p>
      <text:p text:style-name="P25">print "Producte<text:tab/>Vendes<text:tab/><text:tab/>Preu<text:tab/><text:tab/>Total"</text:p>
      <text:p text:style-name="P25">print "<text:span text:style-name="T16">------------------------------------------------------</text:span>"</text:p>
      <text:p text:style-name="P25">print "Cola<text:tab/><text:tab/>",vCola,"<text:tab/><text:tab/>",pCola,"<text:tab/><text:tab/>",tCola</text:p>
      <text:p text:style-name="P25">print "Taronja<text:tab/><text:tab/>",vTaronja,"<text:tab/><text:tab/>",pTaronja,"<text:tab/><text:tab/>",tTaronja</text:p>
      <text:p text:style-name="P25">print "Llimona<text:tab/><text:tab/>",vLlimona,"<text:tab/><text:tab/>",pLlimona,"<text:tab/><text:tab/>",tLlimona</text:p>
      <text:p text:style-name="P25">print "<text:span text:style-name="T16">------------------------------------------------------</text:span>"</text:p>
      <text:p text:style-name="P25">print "Total<text:tab/><text:tab/><text:tab/><text:tab/><text:tab/><text:tab/>", total</text:p>
      <text:p text:style-name="P25"/>
      <text:p text:style-name="P55">Java:</text:p>
      <text:p text:style-name="P38">import java.io.*;</text:p>
      <text:p text:style-name="P38"><text:soft-page-break/></text:p>
      <text:p text:style-name="P38">public class Practica5 {</text:p>
      <text:p text:style-name="P38"><text:tab/>public static void main (String[] args) throws IOException {</text:p>
      <text:p text:style-name="P38"><text:tab/><text:tab/>String invCola;</text:p>
      <text:p text:style-name="P38"><text:tab/><text:tab/>String invTaronja;</text:p>
      <text:p text:style-name="P38"><text:tab/><text:tab/>String invLlimona;</text:p>
      <text:p text:style-name="P38"><text:tab/><text:tab/>String inpCola;</text:p>
      <text:p text:style-name="P38"><text:tab/><text:tab/>String inpTaronja;</text:p>
      <text:p text:style-name="P38"><text:tab/><text:tab/>String inpLlimona;</text:p>
      <text:p text:style-name="P38"><text:tab/><text:tab/>int vCola;</text:p>
      <text:p text:style-name="P38"><text:tab/><text:tab/>int vTaronja;</text:p>
      <text:p text:style-name="P38"><text:tab/><text:tab/>int vLlimona;</text:p>
      <text:p text:style-name="P38"><text:tab/><text:tab/>double pCola;</text:p>
      <text:p text:style-name="P38"><text:tab/><text:tab/>double pTaronja;</text:p>
      <text:p text:style-name="P38"><text:tab/><text:tab/>double pLlimona;</text:p>
      <text:p text:style-name="P38"><text:tab/><text:tab/>double tCola;</text:p>
      <text:p text:style-name="P38"><text:tab/><text:tab/>double tTaronja;</text:p>
      <text:p text:style-name="P38"><text:tab/><text:tab/>double tLlimona;</text:p>
      <text:p text:style-name="P38"><text:tab/><text:tab/>double total;</text:p>
      <text:p text:style-name="P38"><text:tab/><text:tab/>BufferedReader reader = new BufferedReader(new InputStreamReader(System.in));</text:p>
      <text:p text:style-name="P38"><text:tab/><text:tab/>System.out.println("Calcular l'IVA afegit d'un producte");</text:p>
      <text:p text:style-name="P38"><text:tab/><text:tab/>System.out.print("Introdueixi les ventes de Cola d'aquest mes: "); </text:p>
      <text:p text:style-name="P38"><text:tab/><text:tab/>invCola = reader.readLine();</text:p>
      <text:p text:style-name="P38"><text:tab/><text:tab/>System.out.print("Introdueixi les ventes de Taronja d'aquest mes: "); </text:p>
      <text:p text:style-name="P38"><text:tab/><text:tab/>invTaronja = reader.readLine();</text:p>
      <text:p text:style-name="P38"><text:tab/><text:tab/>System.out.print("Introdueixi les ventes de Llimona d'aquest mes: "); </text:p>
      <text:p text:style-name="P38"><text:tab/><text:tab/>invLlimona = reader.readLine();</text:p>
      <text:p text:style-name="P38"><text:tab/><text:tab/>System.out.print("Introdueixi el preu de Cola d'aquest mes: "); </text:p>
      <text:p text:style-name="P38"><text:tab/><text:tab/>inpCola = reader.readLine();</text:p>
      <text:p text:style-name="P38"><text:tab/><text:tab/>System.out.print("Introdueixi el preu de Taronja d'aquest mes: "); </text:p>
      <text:p text:style-name="P38"><text:tab/><text:tab/>inpTaronja = reader.readLine();</text:p>
      <text:p text:style-name="P38"><text:tab/><text:tab/>System.out.print("Introdueixi el preu de Llimona d'aquest mes: "); </text:p>
      <text:p text:style-name="P38"><text:tab/><text:tab/>inpLlimona = reader.readLine();</text:p>
      <text:p text:style-name="P38"><text:tab/><text:tab/>vCola = Integer.parseInt(invCola);</text:p>
      <text:p text:style-name="P38"><text:tab/><text:tab/>vTaronja = Integer.parseInt(invTaronja);</text:p>
      <text:p text:style-name="P38"><text:tab/><text:tab/>vLlimona = Integer.parseInt(invLlimona);</text:p>
      <text:p text:style-name="P38"><text:tab/><text:tab/>pCola = Double.parseDouble(inpCola);</text:p>
      <text:p text:style-name="P38"><text:soft-page-break/><text:tab/><text:tab/>pTaronja = Double.parseDouble(inpTaronja);</text:p>
      <text:p text:style-name="P38"><text:tab/><text:tab/>pLlimona = Double.parseDouble(inpLlimona);</text:p>
      <text:p text:style-name="P38"><text:tab/><text:tab/>tCola = vCola * pCola;</text:p>
      <text:p text:style-name="P38"><text:tab/><text:tab/>tTaronja = vTaronja * pTaronja;</text:p>
      <text:p text:style-name="P38"><text:tab/><text:tab/>tLlimona = vLlimona * pLlimona;</text:p>
      <text:p text:style-name="P38"><text:tab/><text:tab/>total = tCola + tTaronja + tLlimona;</text:p>
      <text:p text:style-name="P38"><text:tab/><text:tab/>System.out.println("------------------------------------------------------");</text:p>
      <text:p text:style-name="P38"><text:tab/><text:tab/>System.out.println("Producte<text:tab/>Vendes<text:tab/><text:tab/>Preu<text:tab/><text:tab/>Tota");</text:p>
      <text:p text:style-name="P38"><text:tab/><text:tab/>System.out.println("------------------------------------------------------");</text:p>
      <text:p text:style-name="P38"><text:tab/><text:tab/>System.out.println("Cola<text:tab/><text:tab/>"+vCola+"<text:tab/><text:tab/>"+pCola+"<text:tab/><text:tab/>"+tCola);</text:p>
      <text:p text:style-name="P38"><text:tab/><text:tab/>System.out.println("Taronja<text:tab/><text:tab/>"+vTaronja+"<text:tab/><text:tab/>"+pTaronja+"<text:tab/><text:tab/>"+tTaronja);</text:p>
      <text:p text:style-name="P38"><text:tab/><text:tab/>System.out.println("Llimona<text:tab/><text:tab/>"+vLlimona+"<text:tab/><text:tab/>"+pLlimona+"<text:tab/><text:tab/>"+tLlimona);</text:p>
      <text:p text:style-name="P38"><text:tab/><text:tab/>System.out.println("------------------------------------------------------");</text:p>
      <text:p text:style-name="P38"><text:tab/><text:tab/>System.out.println("Total<text:tab/><text:tab/><text:tab/><text:tab/><text:tab/><text:tab/>"+total);</text:p>
      <text:p text:style-name="P38"><text:tab/>}</text:p>
      <text:p text:style-name="P38">}</text:p>
      <text:p text:style-name="P25"/>
      <text:p text:style-name="P15">Exercici 1<text:span text:style-name="T9">4</text:span>.</text:p>
      <text:p text:style-name="P9">Programa que demani <text:s/>un nombre sencer i mostri l’últim dígit.</text:p>
      <text:p text:style-name="P47">Python:</text:p>
      <text:p text:style-name="P26">num = <text:span text:style-name="T17">str</text:span>(<text:span text:style-name="T17">raw_</text:span>input("Introdueix un numero senser: "))</text:p>
      <text:p text:style-name="P26">n = len(ultdigit)</text:p>
      <text:p text:style-name="P26">n = n - 1</text:p>
      <text:p text:style-name="P26">print "L'ultim digit es", ultdigit[n]</text:p>
      <text:p text:style-name="P26"/>
      <text:p text:style-name="P56">Java:</text:p>
      <text:p text:style-name="P39">import java.io.*;</text:p>
      <text:p text:style-name="P39"/>
      <text:p text:style-name="P39">public class Practica5 {</text:p>
      <text:p text:style-name="P39"><text:tab/>public static void main (String[] args) throws IOException {</text:p>
      <text:p text:style-name="P39"><text:tab/><text:tab/>String linea;</text:p>
      <text:p text:style-name="P39"><text:tab/><text:tab/>int n;</text:p>
      <text:p text:style-name="P39"><text:tab/><text:tab/>BufferedReader reader = new BufferedReader(new InputStreamReader(System.in));</text:p>
      <text:p text:style-name="P39"><text:tab/><text:tab/>System.out.print("<text:span text:style-name="T21">Introdueix un numero senser: </text:span>"); </text:p>
      <text:p text:style-name="P39"><text:soft-page-break/><text:tab/><text:tab/>linea = reader.readLine();</text:p>
      <text:p text:style-name="P39"><text:tab/><text:tab/>n = linea.length();</text:p>
      <text:p text:style-name="P39"><text:tab/><text:tab/>n = n - 1;</text:p>
      <text:p text:style-name="P39"><text:tab/><text:tab/>System.out.println(linea.charAt(n));</text:p>
      <text:p text:style-name="P39"><text:tab/>}</text:p>
      <text:p text:style-name="P39">}</text:p>
      <text:p text:style-name="P57"/>
      <text:p text:style-name="P13"><text:span text:style-name="T6">Exercici </text:span><text:span text:style-name="T5">15</text:span><text:span text:style-name="T6">.</text:span></text:p>
      <text:p text:style-name="P8">Escriu un programa que demani a l’usuari la quantitat de segons i mostri per pantalla a quantes hores, minuts i segons corresponen <text:span text:style-name="T9">(p.ex: 3661 segons corresponen a 1 hora + 1 minut + 1 segon)</text:span>.</text:p>
      <text:p text:style-name="P48">Python:</text:p>
      <text:p text:style-name="P28">inseconds = int(input("Escriu el segons a calcular: "))</text:p>
      <text:p text:style-name="P28">calcmin = inseconds / 60</text:p>
      <text:p text:style-name="P28">seconds = calcmin * 60</text:p>
      <text:p text:style-name="P28">seconds = inseconds - seconds</text:p>
      <text:p text:style-name="P28">hours = calcmin / 60</text:p>
      <text:p text:style-name="P28">minutes = hours * 60</text:p>
      <text:p text:style-name="P28">minutes = calcmin - minutes</text:p>
      <text:p text:style-name="P27">print in<text:span text:style-name="T13">seconds</text:span>,"segons corresponen a",ho<text:span text:style-name="T13">urs</text:span>,"hora/es,",minut<text:span text:style-name="T13">e</text:span>s,"minut/s i",se<text:span text:style-name="T13">c</text:span>on<text:span text:style-name="T13">d</text:span>s,"segon/s."</text:p>
      <text:p text:style-name="P27"/>
      <text:p text:style-name="P60">Java:</text:p>
      <text:p text:style-name="P41">import java.io.*;</text:p>
      <text:p text:style-name="P41"/>
      <text:p text:style-name="P41">public class <text:s/>Practica5 {</text:p>
      <text:p text:style-name="P41"><text:tab/></text:p>
      <text:p text:style-name="P41"><text:tab/>public static void main (String args[]) throws IOException {</text:p>
      <text:p text:style-name="P41"><text:tab/><text:tab/>String inputA;</text:p>
      <text:p text:style-name="P41"><text:tab/><text:tab/>int inseconds;</text:p>
      <text:p text:style-name="P41"><text:tab/><text:tab/>int calcmin;</text:p>
      <text:p text:style-name="P41"><text:tab/><text:tab/>int seconds;</text:p>
      <text:p text:style-name="P41"><text:tab/><text:tab/>int hours;</text:p>
      <text:p text:style-name="P41"><text:tab/><text:tab/>int minutes;</text:p>
      <text:p text:style-name="P41"><text:tab/><text:tab/>BufferedReader reader = new BufferedReader(new InputStreamReader(System.in));</text:p>
      <text:p text:style-name="P41"><text:tab/><text:tab/>System.out.print("Escriu el segons a calcular: ");</text:p>
      <text:p text:style-name="P41"><text:tab/><text:tab/>inputA = reader.readLine();</text:p>
      <text:p text:style-name="P41"><text:soft-page-break/><text:tab/><text:tab/>inseconds = Integer.parseInt(inputA);</text:p>
      <text:p text:style-name="P41"><text:tab/><text:tab/>calcmin = inseconds / 60;</text:p>
      <text:p text:style-name="P41"><text:tab/><text:tab/>seconds = calcmin * 60;</text:p>
      <text:p text:style-name="P41"><text:tab/><text:tab/>seconds = calcmin * 60;</text:p>
      <text:p text:style-name="P41"><text:tab/><text:tab/>seconds = inseconds - seconds;</text:p>
      <text:p text:style-name="P41"><text:tab/><text:tab/>hours = calcmin / 60;</text:p>
      <text:p text:style-name="P41"><text:tab/><text:tab/>minutes = hours * 60;</text:p>
      <text:p text:style-name="P41"><text:tab/><text:tab/>minutes = calcmin - minutes;</text:p>
      <text:p text:style-name="P41"><text:tab/><text:tab/>System.out.println(inseconds+" segons corresponen a "+hours+" hora/es, "+minutes+" minut/s i "+seconds+" segon/s.");</text:p>
      <text:p text:style-name="P41"><text:tab/>}</text:p>
      <text:p text:style-name="P41">}</text:p>
      <text:p text:style-name="P8"/>
      <text:p text:style-name="P15">Exercici 16 (opcional).</text:p>
      <text:p text:style-name="P9">Genera un programa que donat un nom i un cognom (demanats a l'usuari), generi un identificador d'usuari que és nom.cognom i una contrasenya de 3 números que es generaran aleatòriament.</text:p>
      <text:p text:style-name="P29">import <text:span text:style-name="T14">random</text:span></text:p>
      <text:p text:style-name="P29"/>
      <text:p text:style-name="P29">nom = str(raw_input("Siusplau escriu el seu nome: "))</text:p>
      <text:p text:style-name="P29">cognom = str(raw_input("Siusplau escriu el primer cognom: "))</text:p>
      <text:p text:style-name="P29">ident = nom.lower() + "." + cognom.lower()</text:p>
      <text:p text:style-name="P29">print "El seu identificdo es", ident</text:p>
      <text:p text:style-name="P29">contra = random.choice(range(100, 999))</text:p>
      <text:p text:style-name="P29">print "La seva contrasenya es", contra</text:p>
      <text:p text:style-name="P29"/>
      <text:p text:style-name="P61">Java:</text:p>
      <text:p text:style-name="P40">import java.io.*;</text:p>
      <text:p text:style-name="P40"/>
      <text:p text:style-name="P40">public class <text:s/>Practica5 {</text:p>
      <text:p text:style-name="P40"><text:tab/></text:p>
      <text:p text:style-name="P40"><text:tab/>public static void main (String args[]) throws IOException {</text:p>
      <text:p text:style-name="P40"><text:tab/><text:tab/>String nom;</text:p>
      <text:p text:style-name="P40"><text:tab/><text:tab/>String cognom;</text:p>
      <text:p text:style-name="P40"><text:tab/><text:tab/>String ident;</text:p>
      <text:p text:style-name="P40"><text:tab/><text:tab/>int contra;</text:p>
      <text:p text:style-name="P40"><text:tab/><text:tab/>BufferedReader reader = new BufferedReader(new InputStreamReader(System.in));</text:p>
      <text:p text:style-name="P40"><text:soft-page-break/><text:tab/><text:tab/>System.out.print("Siusplau escriu el seu nome: ");</text:p>
      <text:p text:style-name="P40"><text:tab/><text:tab/>nom = reader.readLine();</text:p>
      <text:p text:style-name="P40"><text:tab/><text:tab/>System.out.print("Siusplau escriu el primer cognom: ");</text:p>
      <text:p text:style-name="P40"><text:tab/><text:tab/>cognom = reader.readLine();</text:p>
      <text:p text:style-name="P40"><text:tab/><text:tab/>ident = nom.toLowerCase()+"."+cognom.toLowerCase();</text:p>
      <text:p text:style-name="P40"><text:tab/><text:tab/>contra = (int) (Math.random() * 999) + 100;</text:p>
      <text:p text:style-name="P40"><text:tab/><text:tab/>System.out.println("El seu identificdo es "+ident+"\nLa seva contrasenya es "+contra);</text:p>
      <text:p text:style-name="P40"><text:tab/>}</text:p>
      <text:p text:style-name="P4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6"><draw:image xlink:href="Pictures/100000000000080000000800482B8425106B401F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</text:page-number></text:span><text:span text:style-name="MT2"> de </text:span><text:span text:style-name="MT2"><text:page-count style:num-format="1">17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7-09-29T18:34:28.101866852</dc:date>
    <meta:print-date>2011-03-02T18:52:00</meta:print-date>
    <dc:language>ca-ES</dc:language>
    <meta:editing-cycles>61</meta:editing-cycles>
    <meta:editing-duration>PT11H52M24S</meta:editing-duration>
    <meta:document-statistic meta:table-count="3" meta:image-count="1" meta:object-count="0" meta:page-count="17" meta:paragraph-count="526" meta:word-count="2394" meta:character-count="17594" meta:non-whitespace-character-count="15150"/>
    <meta:user-defined meta:name="Info 1"/>
    <meta:user-defined meta:name="Info 2"/>
    <meta:user-defined meta:name="Info 3"/>
    <meta:user-defined meta:name="Info 4"/>
  </office:meta>
</office:document-meta>
</file>